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3525"/>
    </style:style>
    <style:style style:name="P2" style:family="paragraph" style:parent-style-name="Standard">
      <style:text-properties officeooo:rsid="00193525" officeooo:paragraph-rsid="00193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Rellena con las palabras que faltan:</text:p>
      <text:p text:style-name="Standard"/>
      <text:p text:style-name="Standard">&lt;!DOCTYPE html&gt;</text:p>
      <text:p text:style-name="Standard">&lt;html ……………… <text:s/>="es"&gt;</text:p>
      <text:p text:style-name="Standard">&lt;head&gt;</text:p>
      <text:p text:style-name="P1"><text:s text:c="5"/>&lt;meta ……………… ="UTF-8"&gt;</text:p>
      <text:p text:style-name="Standard"><text:s text:c="5"/>&lt;meta name="viewport" content="width=device-width, initial-scale=1.0"&gt;</text:p>
      <text:p text:style-name="P1"><text:s text:c="5"/>&lt;……………… href="style.css" rel="stylesheet"&gt;</text:p>
      <text:p text:style-name="P1"><text:s text:c="5"/>&lt;………………&gt;Document&lt;/………………&gt;</text:p>
      <text:p text:style-name="Standard">&lt;/head&gt;</text:p>
      <text:p text:style-name="P1">&lt;………………&gt;</text:p>
      <text:p text:style-name="Standard"><text:s text:c="5"/>Hello World!</text:p>
      <text:p text:style-name="P1">&lt;/………………&gt;</text:p>
      <text:p text:style-name="P1">&lt;/………………&gt;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22:56:58.682000000</meta:creation-date>
    <dc:date>2023-10-16T23:07:11.104000000</dc:date>
    <meta:editing-duration>PT10M12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3" meta:word-count="29" meta:character-count="306" meta:non-whitespace-character-count="264"/>
  </office:meta>
</office:document-meta>
</file>